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0:58:34.421460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27T00:51:00.336803551</dc:date>
    <meta:editing-duration>P1DT9H18M17S</meta:editing-duration>
    <meta:editing-cycles>27</meta:editing-cycles>
    <meta:generator>LibreOffice/7.0.2.2$Linux_X86_64 LibreOffice_project/00$Build-2</meta:generator>
    <meta:document-statistic meta:table-count="7" meta:cell-count="76" meta:object-count="5"/>
  </office:meta>
</office:document-meta>
</file>